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margin-top="0cm" fo:margin-bottom="0cm" loext:contextual-spacing="false"/>
    </style:style>
    <style:style style:name="P3" style:family="paragraph" style:parent-style-name="Heading_20_2">
      <style:paragraph-properties fo:margin-top="0cm" fo:margin-bottom="0cm" loext:contextual-spacing="false"/>
    </style:style>
    <style:style style:name="P4" style:family="paragraph" style:parent-style-name="Preformatted_20_Text">
      <style:paragraph-properties fo:line-height="125%"/>
    </style:style>
    <style:style style:name="P5" style:family="paragraph" style:parent-style-name="Preformatted_20_Text">
      <style:text-properties officeooo:paragraph-rsid="00128c1a"/>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fo:line-height="125%"/>
    </style:style>
    <style:style style:name="P8" style:family="paragraph" style:parent-style-name="Preformatted_20_Text">
      <style:paragraph-properties fo:margin-top="0cm" fo:margin-bottom="0.499cm" loext:contextual-spacing="false" fo:line-height="125%"/>
      <style:text-properties officeooo:paragraph-rsid="0015d68b"/>
    </style:style>
    <style:style style:name="P9" style:family="paragraph" style:parent-style-name="Preformatted_20_Text">
      <style:paragraph-properties fo:margin-top="0cm" fo:margin-bottom="0.499cm" loext:contextual-spacing="false" fo:line-height="125%"/>
      <style:text-properties officeooo:paragraph-rsid="0016a9f9"/>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Preformatted_20_Text">
      <style:paragraph-properties fo:line-height="125%"/>
      <style:text-properties officeooo:rsid="00191105" officeooo:paragraph-rsid="00191105"/>
    </style:style>
    <style:style style:name="T1" style:family="text">
      <style:text-properties fo:font-weight="bold"/>
    </style:style>
    <style:style style:name="T2" style:family="text">
      <style:text-properties fo:font-weight="bold" officeooo:rsid="00128dba" style:font-weight-asian="bold" style:font-weight-complex="bold"/>
    </style:style>
    <style:style style:name="T3" style:family="text">
      <style:text-properties fo:background-color="#fff0f0" loext:char-shading-value="0"/>
    </style:style>
    <style:style style:name="T4" style:family="text">
      <style:text-properties fo:color="#008800" fo:font-weight="bold"/>
    </style:style>
    <style:style style:name="T5" style:family="text">
      <style:text-properties fo:color="#007020"/>
    </style:style>
    <style:style style:name="T6" style:family="text">
      <style:text-properties fo:color="#996633"/>
    </style:style>
    <style:style style:name="T7" style:family="text">
      <style:text-properties fo:color="#333333"/>
    </style:style>
    <style:style style:name="T8" style:family="text">
      <style:text-properties fo:color="#888888"/>
    </style:style>
    <style:style style:name="T9" style:family="text">
      <style:text-properties officeooo:rsid="0015d68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ing Hyperledger Fabric on Ubuntu</text:h>
      <text:section text:style-name="Sect1" text:name="component-c1251">
        <text:p text:style-name="P2">To create a blockchain network with Hyperledger Fabric, you require to install all the prerequisites. In this section, you will learn the installation procedure for the Hyperledger Fabric on <text:span text:style-name="Strong_20_Emphasis">Ubuntu Operating System</text:span>. Follow the steps below to set up your machine for running a blockchain network/application using Hyperledger Fabric.</text:p>
        <text:p text:style-name="Text_20_body"> </text:p>
        <text:h text:style-name="P3" text:outline-level="2"><text:span text:style-name="Strong_20_Emphasis">Installation of cURL</text:span></text:h>
        <text:p text:style-name="Text_20_body">You will need to install the latest version of cURL if you don't already have it. Follow the steps below:</text:p>
        <text:list xml:id="list745176550252357847" text:style-name="L1">
          <text:list-item>
            <text:p text:style-name="P12">Open Ubuntu terminal and type the command "curl -V".  </text:p>
          </text:list-item>
          <text:list-item>
            <text:p text:style-name="P10">In case cURL is not installed, go to the <text:a xlink:type="simple" xlink:href="https://curl.haxx.se/download.html" office:target-frame-name="_blank" xlink:show="new" text:style-name="Internet_20_link" text:visited-style-name="Visited_20_Internet_20_Link">cURL website</text:a> and download the latest version.</text:p>
          </text:list-item>
        </text:list>
        <text:p text:style-name="Text_20_body"> </text:p>
        <text:h text:style-name="P3" text:outline-level="2"><text:span text:style-name="Strong_20_Emphasis">Installation of Docker</text:span></text:h>
        <text:p text:style-name="Text_20_body">The next important tool that you need to install is docker. To install Docker CE, you need the 64-bit version of one of these Ubuntu versions:</text:p>
        <text:list xml:id="list2921913219689813010" text:style-name="L2">
          <text:list-item>
            <text:p text:style-name="P13">Cosmic 18.10</text:p>
          </text:list-item>
          <text:list-item>
            <text:p text:style-name="P13">Bionic 18.04 (LTS)</text:p>
          </text:list-item>
          <text:list-item>
            <text:p text:style-name="P11">Xenial 16.04 (LTS)</text:p>
          </text:list-item>
        </text:list>
        <text:p text:style-name="Text_20_body">Follow the steps below to install docker on your machine:</text:p>
        <text:p text:style-name="Text_20_body"> </text:p>
        <text:p text:style-name="P2"><text:span text:style-name="Strong_20_Emphasis">Step 1: Uninstall old versions of docker</text:span></text:p>
        <text:p text:style-name="Text_20_body">The first step would be to uninstall previous versions of docker, if any.  You can do this by running the command below on your Ubuntu terminal:</text:p>
        <text:section text:style-name="Sect1" text:name="code-snippet-cke_16100">
          <text:p text:style-name="P7">$ sudo apt-get remove docker docker-engine docker.io containerd runc</text:p>
        </text:section>
        <text:p text:style-name="Text_20_body"> </text:p>
        <text:p text:style-name="P1">Step 2: Install the docker community edition</text:p>
        <text:p text:style-name="Text_20_body">There are multiple ways of installing the docker community edition; it depends on the need of the project. For our application, we will install docker by setting up a docker repository, as it is the most recommended approach. Follow the steps below to install the docker via a repository:</text:p>
        <text:p text:style-name="Text_20_body"> </text:p>
        <text:p text:style-name="Text_20_body"><text:span text:style-name="T1">Step 1: </text:span>Set the repository using the following steps:</text:p>
        <text:p text:style-name="Text_20_body"> </text:p>
        <text:p text:style-name="Text_20_body">1.1. Update the <text:span text:style-name="Source_20_Text">apt</text:span> package index:</text:p>
        <text:p text:style-name="P6"><text:span text:style-name="Source_20_Text">$ sudo apt-get update</text:span></text:p>
        <text:p text:style-name="Text_20_body"><text:soft-page-break/><text:line-break/>1.2. Install packages to allow <text:span text:style-name="Source_20_Text">apt</text:span> to use a repository over HTTPS:</text:p>
        <text:p text:style-name="Preformatted_20_Text"><text:span text:style-name="Source_20_Text">$ sudo apt-get install \</text:span></text:p>
        <text:p text:style-name="Preformatted_20_Text"><text:span text:style-name="Source_20_Text"><text:s text:c="4"/>apt-transport-https \</text:span></text:p>
        <text:p text:style-name="Preformatted_20_Text"><text:span text:style-name="Source_20_Text"><text:s text:c="4"/>ca-certificates \</text:span></text:p>
        <text:p text:style-name="P5"><text:span text:style-name="Source_20_Text"><text:s text:c="4"/>curl \</text:span></text:p>
        <text:p text:style-name="P5"><text:span text:style-name="Source_20_Text"><text:s text:c="4"/>gnupg-agent \</text:span></text:p>
        <text:p text:style-name="P6"><text:span text:style-name="Source_20_Text"><text:s text:c="4"/>software-properties-common</text:span></text:p>
        <text:p text:style-name="Text_20_body"><text:line-break/>1.3. Add the docker’s official GPG key:</text:p>
        <text:p text:style-name="P6"><text:span text:style-name="Source_20_Text">$ curl -fsSL https://download.docker.com/linux/ubuntu/gpg | sudo apt-key add -</text:span></text:p>
        <text:p text:style-name="Text_20_body">Verify that you now have the key with the fingerprint<text:span text:style-name="Source_20_Text">9DC8 5822 9FC7 DD38 854A E2D8 8D81 803C 0EBF CD88</text:span>, by searching for the last 8 characters of the fingerprint.</text:p>
        <text:p text:style-name="P6"><text:span text:style-name="Source_20_Text">$ sudo apt-key fingerprint 0EBFCD88</text:span></text:p>
        <text:p text:style-name="P2"><text:line-break/>1.4. Use the following command to set up the <text:span text:style-name="Strong_20_Emphasis">stable</text:span> repository.</text:p>
        <text:section text:style-name="Sect1" text:name="code-snippet-cke_2540">
          <text:p text:style-name="P7">sudo add-apt-repository <text:span text:style-name="T3">"deb [arch=amd64] https://download.docker.com/linux/ubuntu </text:span><text:span text:style-name="T4">$(</text:span>lsb_release -cs<text:span text:style-name="T4">)</text:span><text:span text:style-name="T3"> stable"</text:span></text:p>
        </text:section>
        <text:p text:style-name="Text_20_body"> </text:p>
        <text:p text:style-name="P2"><text:span text:style-name="Strong_20_Emphasis">Step 2: </text:span>Install the Docker CE:</text:p>
        <text:p text:style-name="Text_20_body"> </text:p>
        <text:p text:style-name="Text_20_body">2.1. Update the <text:span text:style-name="Source_20_Text">apt</text:span> package index:</text:p>
        <text:p text:style-name="P6"><text:span text:style-name="Source_20_Text">$ sudo apt-get update</text:span></text:p>
        <text:p text:style-name="Text_20_body">2.2. Install the latest <text:span text:style-name="Emphasis">version</text:span> of Docker CE and containers: </text:p>
        <text:p text:style-name="P6"><text:span text:style-name="Source_20_Text">$ sudo apt-get install docker-ce docker-ce-cli containerd.io</text:span></text:p>
        <text:p text:style-name="Text_20_body">2.3. Give permissions to your current user(non-root user) to use docker using the following command.</text:p>
        <text:section text:style-name="Sect1" text:name="code-snippet-cke_7800">
          <text:p text:style-name="P7">sudo usermod -a -G docker $USER</text:p>
        </text:section>
        <text:p text:style-name="Text_20_body">2.4 Restart your system using the following command in the terminal.</text:p>
        <text:section text:style-name="Sect1" text:name="code-snippet-cke_7801">
          <text:p text:style-name="P7">reboot</text:p>
        </text:section>
        <text:p text:style-name="Text_20_body"> </text:p>
        <text:p text:style-name="Text_20_body">Once you have followed the steps above, your docker should be installed. Run the following command in Ubuntu terminal to check whether the docker is installed correctly:</text:p>
        <text:section text:style-name="Sect1" text:name="code-snippet-cke_16102">
          <text:p text:style-name="P7">docker version</text:p>
        </text:section>
        <text:p text:style-name="Text_20_body"> </text:p>
        <text:p text:style-name="Text_20_body"><text:soft-page-break/>You should get something like this as the output:</text:p>
        <text:p text:style-name="Text_20_body"><draw:frame draw:style-name="fr1" draw:name="Image1" text:anchor-type="as-char" svg:width="15.875cm" svg:height="11.324cm" draw:z-index="0"><draw:image xlink:href="https://images.upgrad.com/0d656cad-b63c-46bc-9883-4d75475fe885-Screenshot%20from%202019-04-04%2017-12-51.png" xlink:type="simple" xlink:show="embed" xlink:actuate="onLoad"/></draw:frame></text:p>
        <text:p text:style-name="Text_20_body"> </text:p>
        <text:p text:style-name="Text_20_body"> </text:p>
        <text:h text:style-name="P3" text:outline-level="2"><text:span text:style-name="Strong_20_Emphasis">Installation of Docker Compose</text:span></text:h>
        <text:p text:style-name="Text_20_body">After the successful installation of the docker, you will need to install docker-compose. Follow the steps below to install docker-compose:</text:p>
        <text:p text:style-name="Text_20_body"> </text:p>
        <text:p text:style-name="Text_20_body">1. Run this command to download the current stable release of Docker Compose:</text:p>
        <text:p text:style-name="Preformatted_20_Text"><text:span text:style-name="Source_20_Text">sudo curl -L "https://github.com/docker/compose/releases/download/1.24.0/docker-compose-$(uname -s)-$(uname -m)" -o /usr/local/bin/docker-compose</text:span></text:p>
        <text:p text:style-name="P6"/>
        <text:p text:style-name="Text_20_body">2. Apply executable permissions to the binary:</text:p>
        <text:p text:style-name="P6"><text:span text:style-name="Source_20_Text">sudo chmod +x /usr/local/bin/docker-compose</text:span></text:p>
        <text:p text:style-name="Text_20_body">3. Test the installation using the following command:</text:p>
        <text:p text:style-name="P6"><text:span text:style-name="Source_20_Text"><text:s text:c="4"/>$ docker-compose --version</text:span></text:p>
        <text:p text:style-name="Text_20_body"> </text:p>
        <text:h text:style-name="P3" text:outline-level="2"><text:soft-page-break/><text:span text:style-name="Strong_20_Emphasis">Installation of the Go Programming Language</text:span></text:h>
        <text:p text:style-name="Text_20_body">Hyperledger uses the Go programming language. Follow the steps below to install the Go language on your system.</text:p>
        <text:p text:style-name="P2"><text:span text:style-name="Strong_20_Emphasis">Step 1: </text:span>Update the system using the following commands:</text:p>
        <text:section text:style-name="Sect1" text:name="code-snippet-cke_16103">
          <text:p text:style-name="P4">sudo apt-get update</text:p>
          <text:p text:style-name="P7">sudo apt-get -y upgrade</text:p>
        </text:section>
        <text:p text:style-name="Text_20_body"> </text:p>
        <text:p text:style-name="P2"><text:span text:style-name="Strong_20_Emphasis">Step 2: </text:span>Install Go using the following command:</text:p>
        <text:section text:style-name="Sect1" text:name="code-snippet-cke_16104">
          <text:p text:style-name="P4"><text:span text:style-name="T5">cd</text:span> /tmp </text:p>
          <text:p text:style-name="P7">wget https://dl.google.com/go/go1.11.linux-amd64.tar.gz</text:p>
        </text:section>
        <text:p text:style-name="Text_20_body"/>
        <text:p text:style-name="Text_20_body"><text:span text:style-name="T2">Need to setup from step 3</text:span> </text:p>
        <text:p text:style-name="P2"><text:span text:style-name="Strong_20_Emphasis">Step 3: </text:span>Extract the downloaded archive and install it to the desired location on the system using the following command:</text:p>
        <text:section text:style-name="Sect1" text:name="code-snippet-cke_16105">
          <text:p text:style-name="P4">sudo tar -xvf go1.11.linux-amd64.tar.gz</text:p>
          <text:p text:style-name="P7">sudo mv go /usr/local</text:p>
        </text:section>
        <text:p text:style-name="P2"><text:span text:style-name="Strong_20_Emphasis">Note: You can store it anywhere else as well except the /usr/local. However, this is the standard suggested way.</text:span></text:p>
        <text:p text:style-name="Text_20_body"> </text:p>
        <text:p text:style-name="P2"><text:span text:style-name="Strong_20_Emphasis">Step 4: </text:span>Set the environment variables in the <text:bookmark text:name="MathJax-Element-2-Frame"/><text:bookmark text:name="MJXc-Node-1"/><text:bookmark text:name="MJXc-Node-2"/><text:bookmark text:name="MJXc-Node-3"/><text:bookmark text:name="MJXc-Node-4"/><text:bookmark text:name="MJXc-Node-5"/>.<text:bookmark text:name="MJXc-Node-6"/>p<text:bookmark text:name="MJXc-Node-7"/>r<text:bookmark text:name="MJXc-Node-8"/>o<text:bookmark text:name="MJXc-Node-9"/>f<text:bookmark text:name="MJXc-Node-10"/>i<text:bookmark text:name="MJXc-Node-11"/>≤</text:p>
      </text:section>
      <text:section text:style-name="Sect1" text:name="Section1">
        <text:p text:style-name="P2"><text:bookmark text:name="component-c1251"/>file by appending the following variables to the end of the file:</text:p>
        <text:section text:style-name="Sect1" text:name="code-snippet-cke_16106">
          <text:p text:style-name="P4"><text:span text:style-name="T5">export</text:span> <text:span text:style-name="T6">GOROOT</text:span><text:span text:style-name="T7">=</text:span>/usr/local/go</text:p>
          <text:p text:style-name="P4"><text:span text:style-name="T5">export</text:span> <text:span text:style-name="T6">GOPATH</text:span><text:span text:style-name="T7">=</text:span><text:span text:style-name="T6">$HOME</text:span>/go</text:p>
          <text:p text:style-name="P7"><text:span text:style-name="T5">export</text:span> <text:span text:style-name="T6">PATH</text:span><text:span text:style-name="T7">=</text:span><text:span text:style-name="T6">$GOPATH</text:span>/bin:<text:span text:style-name="T6">$GOROOT</text:span>/bin:<text:span text:style-name="T6">$PATH</text:span></text:p>
        </text:section>
        <text:p text:style-name="P2"><text:line-break/><text:span text:style-name="Strong_20_Emphasis">Note: In case you are unable to find the .profile file, use the following command to find and open the file:</text:span></text:p>
        <text:section text:style-name="Sect1" text:name="code-snippet-cke_24040">
          <text:p text:style-name="P7">gedit ~/.profile</text:p>
        </text:section>
        <text:p text:style-name="Text_20_body"> </text:p>
        <text:p text:style-name="P2"><text:span text:style-name="Strong_20_Emphasis">Step 5: </text:span>Update current shell session:</text:p>
        <text:p text:style-name="P6"><text:bookmark text:name="8573"/>source ~/.profile</text:p>
        <text:p text:style-name="Text_20_body"> </text:p>
        <text:p text:style-name="P2"><text:span text:style-name="Strong_20_Emphasis">Step 6: </text:span>Verify the installation using the following command:</text:p>
        <text:section text:style-name="Sect1" text:name="code-snippet-cke_16107">
          <text:p text:style-name="P7">go version</text:p>
        </text:section>
        <text:p text:style-name="Text_20_body"> </text:p>
        <text:p text:style-name="Text_20_body">You should get the following output:</text:p>
        <text:p text:style-name="Text_20_body"><text:soft-page-break/><draw:frame draw:style-name="fr1" draw:name="Image2" text:anchor-type="as-char" svg:width="15.875cm" svg:height="1.72cm" draw:z-index="1"><draw:image xlink:href="https://images.upgrad.com/f5ee4f35-73dc-4d1d-9601-71f70655aacb-Image_2_Go.png" xlink:type="simple" xlink:show="embed" xlink:actuate="onLoad"/></draw:frame></text:p>
        <text:p text:style-name="Text_20_body"> </text:p>
        <text:h text:style-name="P3" text:outline-level="2"><text:span text:style-name="Strong_20_Emphasis">Installation of NodeJS </text:span></text:h>
        <text:p text:style-name="Text_20_body"> </text:p>
        <text:p text:style-name="Text_20_body">Step 1: Go to <text:a xlink:type="simple" xlink:href="https://nodejs.org/en/download/" office:target-frame-name="_blank" xlink:show="new" text:style-name="Internet_20_link" text:visited-style-name="Visited_20_Internet_20_Link">https://nodejs.org/en/download/</text:a>:</text:p>
        <text:p text:style-name="Text_20_body"><draw:frame draw:style-name="fr1" draw:name="Image3" text:anchor-type="as-char" svg:width="15.875cm" svg:height="7.726cm" draw:z-index="2"><draw:image xlink:href="https://images.upgrad.com/a81af55d-d3b8-4451-8e24-7290329ec27e-Picture1.JPG" xlink:type="simple" xlink:show="embed" xlink:actuate="onLoad"/></draw:frame></text:p>
        <text:p text:style-name="Text_20_body"> </text:p>
        <text:p text:style-name="Text_20_body">Step 2: Download the node setup corresponding to your machine (x64 of Linux Binaries).</text:p>
        <text:p text:style-name="Text_20_body">Step 3: Once the installer is downloaded, click on it to install.</text:p>
        <text:p text:style-name="Text_20_body"><text:soft-page-break/><draw:frame draw:style-name="fr1" draw:name="Image4" text:anchor-type="as-char" svg:width="15.875cm" svg:height="12.277cm" draw:z-index="3"><draw:image xlink:href="https://images.upgrad.com/88887195-e687-466c-b36e-0a8d4e12630d-Picture2.JPG" xlink:type="simple" xlink:show="embed" xlink:actuate="onLoad"/></draw:frame></text:p>
        <text:p text:style-name="Text_20_body"> </text:p>
        <text:p text:style-name="Text_20_body">Step 4: Once the installation is successful, go to the command prompt and type the following command to check the version of the node installed: </text:p>
        <text:p text:style-name="P6">node -v</text:p>
        <text:p text:style-name="P2"><text:span text:style-name="Strong_20_Emphasis">Note: </text:span>In case you get a message that node does not exist, you need to reinstall the node in your system.</text:p>
        <text:p text:style-name="Text_20_body"> </text:p>
        <text:p text:style-name="Text_20_body">You can also install the node in Ubuntu using the following command:</text:p>
        <text:section text:style-name="Sect1" text:name="code-snippet-cke_10">
          <text:p text:style-name="P7">sudo apt install nodejs</text:p>
        </text:section>
        <text:p text:style-name="Text_20_body"> </text:p>
        <text:h text:style-name="P3" text:outline-level="2"><text:span text:style-name="Strong_20_Emphasis">Installation of Python</text:span></text:h>
        <text:p text:style-name="Text_20_body">You will also require Python to be installed. Follow the steps below to install Python:</text:p>
        <text:p text:style-name="P2"><text:span text:style-name="Strong_20_Emphasis">Step 1: </text:span>Check whether you have Python already installed, using the following command:</text:p>
        <text:section text:style-name="Sect1" text:name="code-snippet-cke_7802">
          <text:p text:style-name="P7">python --version</text:p>
        </text:section>
        <text:p text:style-name="Text_20_body"> </text:p>
        <text:p text:style-name="Text_20_body"><text:span text:style-name="T1">Step 2: </text:span>In case it is not installed, install  python using the following command:</text:p>
        <text:p text:style-name="P6">sudo apt-get install python</text:p>
        <text:p text:style-name="Text_20_body"><text:soft-page-break/> </text:p>
        <text:p text:style-name="P2"><text:span text:style-name="Strong_20_Emphasis">Step 5: </text:span>Check the version of Python installed using the following command:</text:p>
        <text:section text:style-name="Sect1" text:name="code-snippet-cke_7803">
          <text:p text:style-name="P7">python <text:span text:style-name="T8">--version</text:span></text:p>
        </text:section>
        <text:p text:style-name="Text_20_body"> </text:p>
        <text:h text:style-name="P3" text:outline-level="2"><text:span text:style-name="Strong_20_Emphasis">Installation of Hyperledger Fabric Samples, Binaries and Docker Images</text:span></text:h>
        <text:p text:style-name="Text_20_body">The next step is to get the Fabric samples, binaries and the required docker images that you would use for the development of the blockchain network.  Follow the steps below to do so:</text:p>
        <text:p text:style-name="P2"><text:span text:style-name="Strong_20_Emphasis">Step 1: </text:span>Choose a location for the Fabric repository and create a new folder workspace inside that using the following commands:</text:p>
        <text:section text:style-name="Sect1" text:name="code-snippet-cke_16109">
          <text:p text:style-name="P4">mkdir workspace </text:p>
          <text:p text:style-name="P7"><text:span text:style-name="T5">cd</text:span>  workspace</text:p>
        </text:section>
        <text:p text:style-name="Text_20_body"> </text:p>
        <text:p text:style-name="P2"> <text:span text:style-name="Strong_20_Emphasis">Step 2: </text:span>Run the following command to install hyperledger binaries along with all the required docker images.</text:p>
        <text:section text:style-name="Sect1" text:name="code-snippet-cke_7804">
          <text:p text:style-name="P7">curl -sSL https://bit.ly/2ysbOFE | bash -s -- 1.4.3 1.4.3 0.4.18</text:p>
        </text:section>
        <text:p text:style-name="Text_20_body">This command will download the latest version of fabric-binaries.</text:p>
        <text:p text:style-name="Text_20_body"> </text:p>
        <text:p text:style-name="P2"><text:span text:style-name="Strong_20_Emphasis">Step 3: </text:span>To test the installation, run the sample network using the following commands:</text:p>
        <text:section text:style-name="Sect1" text:name="code-snippet-cke_23130">
          <text:p text:style-name="P14">Cd /home/devel-desingraja/workspace/test/network</text:p>
          <text:p text:style-name="P7">./<text:span text:style-name="T9">network</text:span>.sh generate </text:p>
        </text:section>
        <text:p text:style-name="Text_20_body"> </text:p>
        <text:p text:style-name="Text_20_body">To start running the network, use this command:</text:p>
        <text:section text:style-name="Sect1" text:name="code-snippet-cke_23131">
          <text:p text:style-name="P8">./<text:span text:style-name="T9">network</text:span>.sh up</text:p>
        </text:section>
        <text:p text:style-name="Text_20_body">or</text:p>
        <text:section text:style-name="Sect1" text:name="code-snippet-cke_2541">
          <text:p text:style-name="P8"><text:span text:style-name="T9">Sudo </text:span>./<text:span text:style-name="T9">network</text:span>.sh up</text:p>
        </text:section>
        <text:p text:style-name="Text_20_body"> </text:p>
        <text:p text:style-name="Text_20_body">You should get the following output:</text:p>
      </text:section>
      <text:section text:style-name="Sect1" text:name="component-c1254">
        <text:p text:style-name="P2"><text:soft-page-break/><draw:frame draw:style-name="fr1" draw:name="Image5" text:anchor-type="as-char" svg:width="36.142cm" svg:height="20.32cm" draw:z-index="4"><draw:image xlink:href="https://cdn.upgrad.com/UpGrad/temp/69856955-9102-4a0a-a4bf-c16822123995/Screenshot+from+2019-04-09+18-15-06.png" xlink:type="simple" xlink:show="embed" xlink:actuate="onLoad"/></draw:frame></text:p>
        <text:p text:style-name="P2">Starting network</text:p>
      </text:section>
      <text:section text:style-name="Sect1" text:name="component-c1257">
        <text:p text:style-name="Text_20_body"> </text:p>
        <text:p text:style-name="Text_20_body">To stop running the network, use the following command:</text:p>
        <text:section text:style-name="Sect1" text:name="code-snippet-cke_23132">
          <text:p text:style-name="P9">./<text:span text:style-name="T9">network</text:span>.sh down </text:p>
        </text:section>
        <text:p text:style-name="Text_20_body">or</text:p>
        <text:section text:style-name="Sect1" text:name="code-snippet-cke_2542">
          <text:p text:style-name="P9">sudo ./<text:span text:style-name="T9">network</text:span>.sh down</text:p>
        </text:section>
        <text:p text:style-name="Text_20_body"><text:soft-page-break/> </text:p>
        <text:p text:style-name="Text_20_body">You should get the following output:</text:p>
      </text:section>
      <text:section text:style-name="Sect1" text:name="component-c1260">
        <text:p text:style-name="P2"><draw:frame draw:style-name="fr1" draw:name="Image6" text:anchor-type="as-char" svg:width="36.142cm" svg:height="20.32cm" draw:z-index="5"><draw:image xlink:href="https://cdn.upgrad.com/UpGrad/temp/2cf93be0-8a04-4c91-8fa1-3fb5b71d15ec/Screenshot+from+2019-04-09+18-15-51.png" xlink:type="simple" xlink:show="embed" xlink:actuate="onLoad"/></draw:frame></text:p>
        <text:p text:style-name="P2">Stopping Network</text:p>
      </text:section>
      <text:section text:style-name="Sect1" text:name="component-c1263">
        <text:p text:style-name="Text_20_body"> </text:p>
        <text:p text:style-name="Text_20_body">If you are correctly able to start and stop the network, your setup is complet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07:47.721966408</meta:creation-date>
    <dc:date>2021-01-28T19:48:10.692749275</dc:date>
    <meta:editing-duration>PT1H12M50S</meta:editing-duration>
    <meta:editing-cycles>5</meta:editing-cycles>
    <meta:generator>LibreOffice/5.1.6.2$Linux_X86_64 LibreOffice_project/10m0$Build-2</meta:generator>
    <meta:document-statistic meta:table-count="0" meta:image-count="6" meta:object-count="0" meta:page-count="9" meta:paragraph-count="160" meta:word-count="1064" meta:character-count="6839" meta:non-whitespace-character-count="5824"/>
  </office:meta>
</office:document-meta>
</file>